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0000000108AD1453F.png" manifest:media-type="image/png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auto" style:text-underline-color="font-color" style:font-name-complex="Arial"/>
    </style:style>
    <style:style style:name="P5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397a7f" style:font-weight-asian="normal" style:font-name-complex="Arial" style:font-weight-complex="normal"/>
    </style:style>
    <style:style style:name="P6" style:family="paragraph" style:parent-style-name="Standard">
      <style:paragraph-properties fo:margin-top="0.212cm" fo:margin-bottom="0cm" style:contextual-spacing="false"/>
      <style:text-properties style:font-name="Arial" style:text-underline-style="none" fo:font-weight="bold" officeooo:rsid="002f0aff" officeooo:paragraph-rsid="00324799" style:font-weight-asian="bold" style:font-name-complex="Arial" style:font-weight-complex="bold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8" style:family="paragraph" style:parent-style-name="Standard">
      <style:paragraph-properties fo:margin-top="0.212cm" fo:margin-bottom="0cm" style:contextual-spacing="false"/>
      <style:text-properties officeooo:paragraph-rsid="0020e0e2"/>
    </style:style>
    <style:style style:name="P9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10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11" style:family="paragraph" style:parent-style-name="Standard">
      <style:text-properties style:font-name="Arial" officeooo:rsid="002d26e6" style:font-name-complex="Arial"/>
    </style:style>
    <style:style style:name="P12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14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bold" style:text-underline-color="font-color" fo:font-weight="bold" officeooo:rsid="00408a6d" officeooo:paragraph-rsid="0040e24d" style:font-style-asian="italic" style:font-weight-asian="bold" style:font-name-complex="Arial" style:font-style-complex="italic"/>
    </style:style>
    <style:style style:name="P15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none" fo:font-weight="bold" officeooo:rsid="004120dc" officeooo:paragraph-rsid="004120dc" style:font-style-asian="italic" style:font-weight-asian="bold" style:font-name-complex="Arial" style:font-style-complex="italic"/>
    </style:style>
    <style:style style:name="P16" style:family="paragraph" style:parent-style-name="Standard">
      <style:paragraph-properties fo:margin-top="0.212cm" fo:margin-bottom="0cm" style:contextual-spacing="false"/>
      <style:text-properties style:font-name="Arial" fo:font-style="italic" fo:font-weight="normal" officeooo:rsid="00397a7f" officeooo:paragraph-rsid="004120dc" style:font-style-asian="italic" style:font-weight-asian="normal" style:font-name-complex="Arial" style:font-style-complex="italic" style:font-weight-complex="normal"/>
    </style:style>
    <style:style style:name="P17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18" style:family="paragraph" style:parent-style-name="Standard">
      <style:paragraph-properties fo:margin-top="0.212cm" fo:margin-bottom="0cm" style:contextual-spacing="false"/>
      <style:text-properties fo:font-style="italic" officeooo:rsid="00408a6d" officeooo:paragraph-rsid="0040e24d" style:font-style-asian="italic" style:font-style-complex="italic"/>
    </style:style>
    <style:style style:name="P19" style:family="paragraph" style:parent-style-name="Standard">
      <style:paragraph-properties fo:margin-top="0.212cm" fo:margin-bottom="0cm" style:contextual-spacing="false"/>
      <style:text-properties style:text-line-through-style="solid" style:text-line-through-type="single" fo:font-style="italic" officeooo:rsid="00408a6d" officeooo:paragraph-rsid="0040e24d" style:font-style-asian="italic" style:font-style-complex="italic"/>
    </style:style>
    <style:style style:name="P20" style:family="paragraph" style:parent-style-name="Standard">
      <style:paragraph-properties fo:margin-top="0.212cm" fo:margin-bottom="0cm" style:contextual-spacing="false"/>
      <style:text-properties officeooo:paragraph-rsid="0040e24d"/>
    </style:style>
    <style:style style:name="P21" style:family="paragraph" style:parent-style-name="Standard">
      <style:paragraph-properties fo:margin-top="0.212cm" fo:margin-bottom="0cm" style:contextual-spacing="false"/>
      <style:text-properties fo:font-style="normal" fo:font-weight="bold" officeooo:rsid="004120dc" officeooo:paragraph-rsid="004120dc" style:font-style-asian="italic" style:font-style-complex="italic"/>
    </style:style>
    <style:style style:name="P22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4120dc"/>
    </style:style>
    <style:style style:name="P23" style:family="paragraph" style:parent-style-name="Text_20_body" style:list-style-name="L2"/>
    <style:style style:name="P24" style:family="paragraph" style:parent-style-name="Text_20_body">
      <style:text-properties officeooo:rsid="004120dc" officeooo:paragraph-rsid="004120dc"/>
    </style:style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Heading_20_1">
      <style:paragraph-properties fo:margin-top="0.212cm" fo:margin-bottom="0cm" style:contextual-spacing="false"/>
      <style:text-properties style:font-name="Arial" fo:font-size="10pt" fo:font-style="italic" style:text-underline-style="solid" style:text-underline-width="bold" style:text-underline-color="font-color" fo:font-weight="bold" officeooo:rsid="00408a6d" officeooo:paragraph-rsid="0040e24d" style:font-size-asian="10pt" style:font-style-asian="italic" style:font-weight-asian="bold" style:font-name-complex="Arial" style:font-size-complex="10pt" style:font-style-complex="italic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3b0593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3e8dd9" style:font-size-asian="14pt" style:font-weight-asian="bold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267b42" style:font-name-complex="Arial"/>
    </style:style>
    <style:style style:name="T6" style:family="text">
      <style:text-properties style:font-name="Arial" officeooo:rsid="002a697d" style:font-name-complex="Arial"/>
    </style:style>
    <style:style style:name="T7" style:family="text">
      <style:text-properties style:font-name="Arial" officeooo:rsid="002f0aff" style:font-name-complex="Arial"/>
    </style:style>
    <style:style style:name="T8" style:family="text">
      <style:text-properties style:font-name="Arial" officeooo:rsid="00363a6c" style:font-name-complex="Arial"/>
    </style:style>
    <style:style style:name="T9" style:family="text">
      <style:text-properties style:font-name="Arial" officeooo:rsid="003b0593" style:font-name-complex="Arial"/>
    </style:style>
    <style:style style:name="T10" style:family="text">
      <style:text-properties style:font-name="Arial" officeooo:rsid="00408a6d" style:font-name-complex="Arial"/>
    </style:style>
    <style:style style:name="T11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2" style:family="text">
      <style:text-properties style:font-name="Arial" style:text-underline-style="solid" style:text-underline-width="bold" style:text-underline-color="font-color" fo:font-weight="bold" officeooo:rsid="00382dd0" style:font-weight-asian="bold" style:font-name-complex="Arial"/>
    </style:style>
    <style:style style:name="T13" style:family="text">
      <style:text-properties style:font-name="Arial" fo:font-weight="normal" style:font-weight-asian="normal" style:font-name-complex="Arial" style:font-weight-complex="normal"/>
    </style:style>
    <style:style style:name="T14" style:family="text">
      <style:text-properties style:font-name="Arial" fo:font-weight="normal" officeooo:rsid="00397a7f" style:font-weight-asian="normal" style:font-name-complex="Arial" style:font-weight-complex="normal"/>
    </style:style>
    <style:style style:name="T15" style:family="text">
      <style:text-properties style:font-name="Arial" fo:font-weight="normal" officeooo:rsid="003e8dd9" style:font-weight-asian="normal" style:font-name-complex="Arial" style:font-weight-complex="normal"/>
    </style:style>
    <style:style style:name="T16" style:family="text">
      <style:text-properties style:font-name="Arial" fo:font-weight="normal" officeooo:rsid="00408a6d" style:font-weight-asian="normal" style:font-name-complex="Arial" style:font-weight-complex="normal"/>
    </style:style>
    <style:style style:name="T17" style:family="text">
      <style:text-properties style:font-name="Arial" fo:font-style="italic" fo:font-weight="normal" officeooo:rsid="00408a6d" style:font-style-asian="italic" style:font-weight-asian="normal" style:font-name-complex="Arial" style:font-style-complex="italic" style:font-weight-complex="normal"/>
    </style:style>
    <style:style style:name="T18" style:family="text">
      <style:text-properties style:font-name="Arial" fo:font-style="italic" fo:font-weight="normal" officeooo:rsid="004120dc" style:font-style-asian="italic" style:font-weight-asian="normal" style:font-name-complex="Arial" style:font-style-complex="italic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line-through-style="solid" style:text-line-through-type="single" style:font-name="Arial" fo:font-weight="normal" style:font-weight-asian="normal" style:font-name-complex="Arial" style:font-weight-complex="normal"/>
    </style:style>
    <style:style style:name="T21" style:family="text">
      <style:text-properties fo:font-weight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7"><text:span text:style-name="T1">Fiche d’anomalie N°</text:span><text:span text:style-name="T2">1</text:span><text:span text:style-name="T3">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4">Date d’ouverture : </text:span><text:span text:style-name="T6">0</text:span><text:span text:style-name="T9">7</text:span><text:span text:style-name="T5">/0</text:span><text:span text:style-name="T6">5</text:span><text:span text:style-name="T5">/201</text:span><text:span text:style-name="T8">6</text:span></text:p>
          </table:table-cell>
          <table:table-cell table:style-name="Tableau1.B2" office:value-type="string">
            <text:p text:style-name="P9"><text:span text:style-name="T4">Date de clôture : <text:s text:c="2"/>07/05/2016 <text:s text:c="18"/> 4</text:span><text:bookmark text:name="_1418046982"/><text:bookmark text:name="_1415458630"/><text:bookmark text:name="_1410177184"/><text:bookmark text:name="_1410176768"/><field:fieldmark-start text:name="__Fieldmark__65_402939650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9"><text:span text:style-name="T11">Description :</text:span><text:span text:style-name="T4"> </text:span><text:span text:style-name="T10">A partir du portable, lors d'une réunion MJC</text:span><text:span text:style-name="T15">, </text:span><text:span text:style-name="T16">le WI-FI est activé, l'accès <text:s/>à internet se fait correctement sauf pour le site Dropbox pour lequel une erreur est déclarée par le navigateur Firefox.</text:span></text:p>
            <text:p text:style-name="P16"><text:span text:style-name="T19">Conclusion : Attendre une situation équivalente et essayer la suppression des cookies et du cache</text:span></text:p>
            <text:p text:style-name="P5"><text:span text:style-name="T19">Remède :</text:span> <text:s/>Néant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22"><text:span text:style-name="T12">Procédure</text:span><text:span text:style-name="T11"> :</text:span><text:span text:style-name="T8"> </text:span><text:span text:style-name="T14">Néant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3">Analyse : </text:p>
            <text:p text:style-name="P21">A partir de l'erreur indiqué par Firefox :</text:p>
            <text:p text:style-name="P20"><text:span text:style-name="T17">« Adresse introuvable </text:span><text:span text:style-name="T18">f</text:span><text:span text:style-name="T17">irefox ne peut trouver le serveur à l'adresse </text:span><text:span text:style-name="Citation">www.</text:span><text:span text:style-name="Citation"><text:span text:style-name="T21">dropbox</text:span></text:span><text:span text:style-name="Citation">.com</text:span><text:span text:style-name="T17">.</text:span></text:p>
            <text:p text:style-name="P18"><text:span text:style-name="T13"><text:s text:c="4"/></text:span><text:span text:style-name="T20">Veuillez vérifier la syntaxe de l'adresse (saisie de ww.exemple.com au lieu de www.exemple.com par exemple) ;</text:span></text:p>
            <text:p text:style-name="P19"><text:span text:style-name="T13"><text:s text:c="4"/>Si vous n'arrivez à naviguer sur aucun site, vérifiez la connexion au réseau de votre ordinateur ;</text:span></text:p>
            <text:p text:style-name="P14"><text:span text:style-name="T22"><text:s text:c="4"/>Si votre ordinateur ou votre réseau est protégé par un pare-feu ou un proxy, assurez-vous que Firefox a l'autorisation d'accéder au Web. »</text:span></text:p>
            <text:p text:style-name="P15">A partir de l'aide en ligne :</text:p>
            <text:h text:style-name="P26" text:outline-level="1"><text:bookmark text:name="w_firefox-ne-peut-charger-certains-sites-web"/>Firefox ne peut charger certains sites web</text:h>
            <text:p text:style-name="Text_20_body">Si vous constatez que Firefox peut charger des sites web mais pas d'autres, effacer vos cookies et votre cache de Firefox : </text:p>
            <text:list xml:id="list9117049600203127659" text:style-name="L2">
              <text:list-item>
                <text:p text:style-name="P25">Cliquez sur le bouton menu <draw:frame draw:style-name="fr2" draw:name="Image13" text:anchor-type="as-char" svg:width="1.249cm" svg:height="0.415cm" draw:z-index="1"><draw:image xlink:href="Pictures/1000000000000010000000108AD1453F.png" xlink:type="simple" xlink:show="embed" xlink:actuate="onLoad"/><svg:title>New Fx Menu</svg:title></draw:frame> , puis sur Historique et sélectionnez Effacer l'historique récent… </text:p>
              </text:list-item>
              <text:list-item>
                <text:p text:style-name="P25">Dans la liste déroulante <text:span text:style-name="Strong_20_Emphasis">Intervalle à effacer :</text:span> , sélectionnez <text:span text:style-name="Strong_20_Emphasis">tout</text:span>. </text:p>
              </text:list-item>
              <text:list-item>
                <text:p text:style-name="P25">Cliquez sur la flèche à gauche de <text:span text:style-name="Strong_20_Emphasis">Détails</text:span> pour afficher la liste des éléments susceptibles d'être effacés. </text:p>
              </text:list-item>
              <text:list-item>
                <text:p text:style-name="P25">Sélectionnez <text:span text:style-name="Strong_20_Emphasis">Cookies</text:span> et <text:span text:style-name="Strong_20_Emphasis">Cache</text:span>. </text:p>
              </text:list-item>
              <text:list-item>
                <text:p text:style-name="P23">Cliquez sur Effacer maintenant </text:p>
              </text:list-item>
            </text:list>
            <text:p text:style-name="P24">De retour à St MOLF à partir d'une connexion Ethernet :</text:p>
            <text:p text:style-name="P24">Sans avoir appliquer la procédure de suppression des cookies et du cache, l'accès au site Dropbox se fait sans problème.</text:p>
            <text:p text:style-name="P14"><text:span text:style-name="T13"/>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Données/SCAO/Projet_SCAO/Anomalies/Fiche d'anomalie N°15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07T16:55:50.981208915</dc:date>
    <meta:print-date>2016-05-07T16:54:42.560627470</meta:print-date>
    <meta:editing-cycles>15</meta:editing-cycles>
    <meta:editing-duration>PT1H15M20S</meta:editing-duration>
    <meta:generator>LibreOffice/4.2.8.2$Linux_x86 LibreOffice_project/420m0$Build-2</meta:generator>
    <meta:document-statistic meta:table-count="2" meta:image-count="2" meta:object-count="0" meta:page-count="1" meta:paragraph-count="26" meta:word-count="276" meta:character-count="1732" meta:non-whitespace-character-count="1445"/>
  </office:meta>
</office:document-meta>
</file>